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style:text-underline-style="solid" style:text-underline-width="auto" style:text-underline-color="font-color"/>
    </style:style>
    <style:style style:name="P2" style:family="paragraph" style:parent-style-name="Heading">
      <style:text-properties style:text-underline-style="solid" style:text-underline-width="auto" style:text-underline-color="font-color" officeooo:rsid="000d0fe8" officeooo:paragraph-rsid="000d0fe8"/>
    </style:style>
    <style:style style:name="P3" style:family="paragraph" style:parent-style-name="Heading">
      <style:text-properties style:text-underline-style="solid" style:text-underline-width="auto" style:text-underline-color="font-color" officeooo:rsid="00386952" officeooo:paragraph-rsid="00386952"/>
    </style:style>
    <style:style style:name="P4" style:family="paragraph" style:parent-style-name="Heading">
      <style:text-properties style:text-underline-style="solid" style:text-underline-width="auto" style:text-underline-color="font-color" officeooo:rsid="000dc093" officeooo:paragraph-rsid="000dc093"/>
    </style:style>
    <style:style style:name="P5" style:family="paragraph" style:parent-style-name="Heading">
      <style:text-properties style:text-underline-style="solid" style:text-underline-width="auto" style:text-underline-color="font-color" officeooo:rsid="0042625e" officeooo:paragraph-rsid="0042625e"/>
    </style:style>
    <style:style style:name="P6" style:family="paragraph" style:parent-style-name="Heading">
      <style:text-properties style:text-underline-style="solid" style:text-underline-width="auto" style:text-underline-color="font-color" officeooo:rsid="0045e9ab" officeooo:paragraph-rsid="0045e9ab"/>
    </style:style>
    <style:style style:name="P7" style:family="paragraph" style:parent-style-name="Heading">
      <style:text-properties style:text-underline-style="solid" style:text-underline-width="auto" style:text-underline-color="font-color" officeooo:paragraph-rsid="00525975"/>
    </style:style>
    <style:style style:name="P8" style:family="paragraph" style:parent-style-name="Heading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" style:family="paragraph" style:parent-style-name="Text_20_body">
      <style:text-properties officeooo:rsid="0003a041" officeooo:paragraph-rsid="001329da"/>
    </style:style>
    <style:style style:name="P10" style:family="paragraph" style:parent-style-name="Text_20_body">
      <style:text-properties officeooo:rsid="0003a041" officeooo:paragraph-rsid="0016ddbd"/>
    </style:style>
    <style:style style:name="P11" style:family="paragraph" style:parent-style-name="Text_20_body">
      <style:text-properties officeooo:paragraph-rsid="00163ef3"/>
    </style:style>
    <style:style style:name="P12" style:family="paragraph" style:parent-style-name="Text_20_body">
      <style:text-properties style:text-underline-style="solid" style:text-underline-width="auto" style:text-underline-color="font-color" officeooo:rsid="002330c1" officeooo:paragraph-rsid="002330c1"/>
    </style:style>
    <style:style style:name="P13" style:family="paragraph" style:parent-style-name="Text_20_body">
      <style:text-properties style:text-underline-style="none" officeooo:rsid="000f6998" officeooo:paragraph-rsid="000f6998"/>
    </style:style>
    <style:style style:name="P14" style:family="paragraph" style:parent-style-name="Text_20_body">
      <style:text-properties style:text-underline-style="none" officeooo:rsid="00386952" officeooo:paragraph-rsid="00386952"/>
    </style:style>
    <style:style style:name="P15" style:family="paragraph" style:parent-style-name="Text_20_body">
      <style:text-properties style:text-underline-style="none" fo:font-weight="normal" officeooo:rsid="00386952" officeooo:paragraph-rsid="00386952" style:font-weight-asian="normal" style:font-weight-complex="normal"/>
    </style:style>
    <style:style style:name="P16" style:family="paragraph" style:parent-style-name="Text_20_body">
      <style:text-properties officeooo:paragraph-rsid="00386952"/>
    </style:style>
    <style:style style:name="P17" style:family="paragraph" style:parent-style-name="Text_20_body">
      <style:text-properties officeooo:rsid="003b3066" officeooo:paragraph-rsid="003b3066"/>
    </style:style>
    <style:style style:name="P18" style:family="paragraph" style:parent-style-name="Text_20_body">
      <style:text-properties officeooo:rsid="003b3066" officeooo:paragraph-rsid="00525975"/>
    </style:style>
    <style:style style:name="P19" style:family="paragraph" style:parent-style-name="Text_20_body">
      <style:text-properties fo:font-style="normal" style:text-underline-style="none" officeooo:rsid="0042625e" officeooo:paragraph-rsid="0042625e" style:font-style-asian="normal" style:font-style-complex="normal"/>
    </style:style>
    <style:style style:name="P20" style:family="paragraph" style:parent-style-name="Text_20_body">
      <style:text-properties fo:font-style="normal" style:text-underline-style="none" officeooo:rsid="0042625e" officeooo:paragraph-rsid="00496e67" style:font-style-asian="normal" style:font-style-complex="normal"/>
    </style:style>
    <style:style style:name="P21" style:family="paragraph" style:parent-style-name="Text_20_body">
      <style:text-properties fo:font-style="normal" style:text-underline-style="none" officeooo:rsid="0042625e" officeooo:paragraph-rsid="004abc9b" style:font-style-asian="normal" style:font-style-complex="normal"/>
    </style:style>
    <style:style style:name="P22" style:family="paragraph" style:parent-style-name="Text_20_body">
      <style:text-properties fo:font-style="normal" style:text-underline-style="none" officeooo:rsid="00531032" officeooo:paragraph-rsid="00531032" style:font-style-asian="normal" style:font-style-complex="normal"/>
    </style:style>
    <style:style style:name="P23" style:family="paragraph" style:parent-style-name="Text_20_body">
      <style:text-properties officeooo:rsid="00386952" officeooo:paragraph-rsid="003a9246"/>
    </style:style>
    <style:style style:name="P24" style:family="paragraph" style:parent-style-name="Text_20_body">
      <style:text-properties officeooo:rsid="00386952" officeooo:paragraph-rsid="0050d9e9"/>
    </style:style>
    <style:style style:name="P25" style:family="paragraph" style:parent-style-name="Text_20_body">
      <style:text-properties officeooo:rsid="003cda31" officeooo:paragraph-rsid="00525975"/>
    </style:style>
    <style:style style:name="P26" style:family="paragraph" style:parent-style-name="Text_20_body">
      <style:text-properties officeooo:paragraph-rsid="00463446"/>
    </style:style>
    <style:style style:name="P27" style:family="paragraph" style:parent-style-name="Text_20_body">
      <style:text-properties officeooo:paragraph-rsid="004f7633"/>
    </style:style>
    <style:style style:name="P28" style:family="paragraph" style:parent-style-name="Text_20_body">
      <style:text-properties officeooo:rsid="004f7633" officeooo:paragraph-rsid="00525975"/>
    </style:style>
    <style:style style:name="P29" style:family="paragraph" style:parent-style-name="Text_20_body">
      <style:text-properties officeooo:rsid="004f7633" officeooo:paragraph-rsid="0058fd0c"/>
    </style:style>
    <style:style style:name="P30" style:family="paragraph" style:parent-style-name="Text_20_body">
      <style:text-properties officeooo:paragraph-rsid="0050d9e9"/>
    </style:style>
    <style:style style:name="P31" style:family="paragraph" style:parent-style-name="Text_20_body">
      <style:text-properties officeooo:rsid="0042625e" officeooo:paragraph-rsid="00525975"/>
    </style:style>
    <style:style style:name="P32" style:family="paragraph" style:parent-style-name="Text_20_body">
      <style:paragraph-properties style:writing-mode="lr-tb"/>
      <style:text-properties officeooo:rsid="0003a041" officeooo:paragraph-rsid="00187b27"/>
    </style:style>
    <style:style style:name="P33" style:family="paragraph" style:parent-style-name="Text_20_body">
      <style:paragraph-properties style:writing-mode="lr-tb"/>
      <style:text-properties officeooo:rsid="0003a041" officeooo:paragraph-rsid="001f07ec"/>
    </style:style>
    <style:style style:name="P34" style:family="paragraph" style:parent-style-name="Text_20_body">
      <style:paragraph-properties style:writing-mode="lr-tb"/>
      <style:text-properties officeooo:rsid="0003a041" officeooo:paragraph-rsid="0016ddbd"/>
    </style:style>
    <style:style style:name="P35" style:family="paragraph" style:parent-style-name="Text_20_body">
      <style:paragraph-properties style:writing-mode="lr-tb"/>
      <style:text-properties officeooo:rsid="00106813" officeooo:paragraph-rsid="00106813"/>
    </style:style>
    <style:style style:name="P36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2330c1" officeooo:paragraph-rsid="00240378" style:font-style-asian="normal" style:font-style-complex="normal"/>
    </style:style>
    <style:style style:name="P37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2d767e" officeooo:paragraph-rsid="002d767e" style:font-style-asian="normal" style:font-style-complex="normal"/>
    </style:style>
    <style:style style:name="P38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31f94d" officeooo:paragraph-rsid="0031f94d" style:font-style-asian="normal" style:font-style-complex="normal"/>
    </style:style>
    <style:style style:name="P39" style:family="paragraph" style:parent-style-name="Text_20_body">
      <style:paragraph-properties style:writing-mode="lr-tb"/>
      <style:text-properties officeooo:paragraph-rsid="00240378"/>
    </style:style>
    <style:style style:name="P40" style:family="paragraph" style:parent-style-name="Text_20_body">
      <style:paragraph-properties style:writing-mode="lr-tb"/>
      <style:text-properties officeooo:rsid="004f7633" officeooo:paragraph-rsid="004f7633"/>
    </style:style>
    <style:style style:name="P41" style:family="paragraph" style:parent-style-name="Text_20_body">
      <style:paragraph-properties style:writing-mode="lr-tb"/>
      <style:text-properties officeooo:paragraph-rsid="002f29dc"/>
    </style:style>
    <style:style style:name="P42" style:family="paragraph" style:parent-style-name="Heading">
      <style:paragraph-properties style:writing-mode="lr-tb"/>
      <style:text-properties officeooo:paragraph-rsid="0050d9e9"/>
    </style:style>
    <style:style style:name="P43" style:family="paragraph" style:parent-style-name="Heading">
      <style:text-properties style:text-underline-style="solid" style:text-underline-width="auto" style:text-underline-color="font-color" officeooo:rsid="005e3b39" officeooo:paragraph-rsid="005e3b39"/>
    </style:style>
    <style:style style:name="P44" style:family="paragraph" style:parent-style-name="Text_20_body" style:list-style-name="L2">
      <style:text-properties style:text-underline-style="none" officeooo:rsid="000dc093" officeooo:paragraph-rsid="000dc093"/>
    </style:style>
    <style:style style:name="P45" style:family="paragraph" style:parent-style-name="Text_20_body" style:list-style-name="L2">
      <style:text-properties style:text-underline-style="none" fo:font-weight="normal" officeooo:rsid="000f6998" officeooo:paragraph-rsid="000f6998" style:font-weight-asian="normal" style:font-weight-complex="normal"/>
    </style:style>
    <style:style style:name="P46" style:family="paragraph" style:parent-style-name="Text_20_body" style:list-style-name="L3">
      <style:text-properties style:text-underline-style="none" fo:font-weight="normal" officeooo:rsid="00386952" officeooo:paragraph-rsid="00386952" style:font-weight-asian="normal" style:font-weight-complex="normal"/>
    </style:style>
    <style:style style:name="P47" style:family="paragraph" style:parent-style-name="Text_20_body" style:list-style-name="L2">
      <style:text-properties style:text-underline-style="none" officeooo:rsid="000f6998" officeooo:paragraph-rsid="000f6998"/>
    </style:style>
    <style:style style:name="P48" style:family="paragraph" style:parent-style-name="Text_20_body">
      <style:text-properties style:text-underline-style="none" officeooo:rsid="005e3b39" officeooo:paragraph-rsid="005e3b39"/>
    </style:style>
    <style:style style:name="P49" style:family="paragraph" style:parent-style-name="Text_20_body" style:list-style-name="L4">
      <style:text-properties officeooo:rsid="00386952" officeooo:paragraph-rsid="00390706"/>
    </style:style>
    <style:style style:name="P50" style:family="paragraph" style:parent-style-name="Text_20_body" style:list-style-name="L4">
      <style:text-properties officeooo:rsid="00386952" officeooo:paragraph-rsid="003a9246"/>
    </style:style>
    <style:style style:name="P51" style:family="paragraph" style:parent-style-name="Text_20_body" style:list-style-name="L4">
      <style:text-properties fo:font-style="normal" style:text-underline-style="solid" style:text-underline-width="auto" style:text-underline-color="font-color" officeooo:rsid="0053b3ae" officeooo:paragraph-rsid="0053b3ae" style:font-style-asian="normal" style:font-style-complex="normal"/>
    </style:style>
    <style:style style:name="P52" style:family="paragraph" style:parent-style-name="Text_20_body" style:list-style-name="L4">
      <style:text-properties fo:font-style="normal" style:text-underline-style="solid" style:text-underline-width="auto" style:text-underline-color="font-color" officeooo:rsid="00585668" officeooo:paragraph-rsid="00585668" style:font-style-asian="normal" style:font-style-complex="normal"/>
    </style:style>
    <style:style style:name="P53" style:family="paragraph" style:parent-style-name="Text_20_body">
      <style:text-properties officeooo:rsid="0042625e" officeooo:paragraph-rsid="00525975"/>
    </style:style>
    <style:style style:name="P54" style:family="paragraph" style:parent-style-name="Text_20_body">
      <style:text-properties style:text-position="0% 100%" style:font-name="Liberation Serif1" fo:font-style="normal" style:text-underline-style="none" officeooo:rsid="004c4518" officeooo:paragraph-rsid="00525975" fo:background-color="#ff0000" style:font-name-asian="Liberation Serif1" style:font-style-asian="normal" style:font-name-complex="Liberation Serif1" style:font-style-complex="normal"/>
    </style:style>
    <style:style style:name="P55" style:family="paragraph" style:parent-style-name="Text_20_body" style:list-style-name="L1">
      <style:paragraph-properties style:writing-mode="lr-tb"/>
      <style:text-properties fo:font-style="normal" style:text-underline-style="solid" style:text-underline-width="auto" style:text-underline-color="font-color" officeooo:rsid="002f29dc" officeooo:paragraph-rsid="002f29dc" style:font-style-asian="normal" style:font-style-complex="normal"/>
    </style:style>
    <style:style style:name="P56" style:family="paragraph" style:parent-style-name="Heading_20_1">
      <style:text-properties officeooo:rsid="00032eb6" officeooo:paragraph-rsid="00032e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2f6f" style:font-weight-asian="bold" style:font-weight-complex="bold"/>
    </style:style>
    <style:style style:name="T3" style:family="text">
      <style:text-properties officeooo:rsid="00072f6f"/>
    </style:style>
    <style:style style:name="T4" style:family="text">
      <style:text-properties style:text-position="sub 58%" officeooo:rsid="000b1160"/>
    </style:style>
    <style:style style:name="T5" style:family="text">
      <style:text-properties style:text-position="sub 58%" fo:font-weight="bold" officeooo:rsid="00094c04" style:font-weight-asian="bold" style:font-weight-complex="bold"/>
    </style:style>
    <style:style style:name="T6" style:family="text">
      <style:text-properties style:text-position="sub 58%" officeooo:rsid="0016ddbd"/>
    </style:style>
    <style:style style:name="T7" style:family="text">
      <style:text-properties style:text-position="sub 58%" fo:font-style="normal" style:text-underline-style="none" officeooo:rsid="00187b27" style:font-style-asian="normal" style:font-style-complex="normal"/>
    </style:style>
    <style:style style:name="T8" style:family="text">
      <style:text-properties style:text-position="sub 58%" fo:font-style="normal" style:text-underline-style="none" fo:font-weight="normal" officeooo:rsid="00240378" style:font-style-asian="normal" style:font-weight-asian="normal" style:font-style-complex="normal" style:font-weight-complex="normal"/>
    </style:style>
    <style:style style:name="T9" style:family="text">
      <style:text-properties style:text-position="sub 58%" fo:font-style="italic" style:text-underline-style="none" fo:font-weight="normal" officeooo:rsid="00187b27" style:font-style-asian="italic" style:font-weight-asian="normal" style:font-style-complex="italic" style:font-weight-complex="normal"/>
    </style:style>
    <style:style style:name="T10" style:family="text">
      <style:text-properties style:text-position="sub 58%" style:text-underline-style="none" fo:font-weight="normal" style:font-weight-asian="normal" style:font-weight-complex="normal"/>
    </style:style>
    <style:style style:name="T11" style:family="text">
      <style:text-properties style:text-position="sub 58%" style:font-name="Liberation Mono" fo:font-size="11pt" fo:font-style="italic" style:text-underline-style="none" fo:font-weight="normal" officeooo:rsid="002d5802" style:font-size-asian="11pt" style:font-style-asian="italic" style:font-weight-asian="normal" style:font-style-complex="italic" style:font-weight-complex="normal"/>
    </style:style>
    <style:style style:name="T12" style:family="text">
      <style:text-properties style:text-position="sub 58%" style:font-name="Liberation Mono" fo:font-size="11pt" fo:font-style="normal" style:text-underline-style="none" fo:font-weight="normal" officeooo:rsid="002b56b0" style:font-size-asian="11pt" style:font-style-asian="normal" style:font-weight-asian="normal" style:font-style-complex="normal" style:font-weight-complex="normal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094c04"/>
    </style:style>
    <style:style style:name="T15" style:family="text">
      <style:text-properties style:text-position="0% 100%" officeooo:rsid="000b1160"/>
    </style:style>
    <style:style style:name="T16" style:family="text">
      <style:text-properties style:text-position="0% 100%" officeooo:rsid="000d088a"/>
    </style:style>
    <style:style style:name="T17" style:family="text">
      <style:text-properties style:text-position="0% 100%" officeooo:rsid="001329da"/>
    </style:style>
    <style:style style:name="T18" style:family="text">
      <style:text-properties style:text-position="0% 100%" style:text-underline-style="solid" style:text-underline-width="auto" style:text-underline-color="font-color" fo:font-weight="normal" officeooo:rsid="001329da" style:font-weight-asian="normal" style:font-weight-complex="normal"/>
    </style:style>
    <style:style style:name="T19" style:family="text">
      <style:text-properties style:text-position="0% 100%" style:text-underline-style="solid" style:text-underline-width="auto" style:text-underline-color="font-color" fo:font-weight="normal" officeooo:rsid="0014d7bf" style:font-weight-asian="normal" style:font-weight-complex="normal"/>
    </style:style>
    <style:style style:name="T20" style:family="text">
      <style:text-properties style:text-position="0% 100%" style:text-underline-style="solid" style:text-underline-width="auto" style:text-underline-color="font-color" officeooo:rsid="00227a82"/>
    </style:style>
    <style:style style:name="T21" style:family="text">
      <style:text-properties style:text-position="0% 100%" style:text-underline-style="none" fo:font-weight="bold" officeooo:rsid="001329da" style:font-weight-asian="bold" style:font-weight-complex="bold"/>
    </style:style>
    <style:style style:name="T22" style:family="text">
      <style:text-properties style:text-position="0% 100%" style:text-underline-style="none" fo:font-weight="normal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1329da" style:font-weight-asian="normal" style:font-weight-complex="normal"/>
    </style:style>
    <style:style style:name="T24" style:family="text">
      <style:text-properties style:text-position="0% 100%" style:text-underline-style="none" fo:font-weight="normal" officeooo:rsid="0014d7bf" style:font-weight-asian="normal" style:font-weight-complex="normal"/>
    </style:style>
    <style:style style:name="T25" style:family="text">
      <style:text-properties style:text-position="0% 100%" style:text-underline-style="none" fo:font-weight="normal" officeooo:rsid="002b0ae4" style:font-weight-asian="normal" style:font-weight-complex="normal"/>
    </style:style>
    <style:style style:name="T26" style:family="text">
      <style:text-properties style:text-position="0% 100%" style:text-underline-style="none" fo:font-weight="normal" officeooo:rsid="002f29dc" style:font-weight-asian="normal" style:font-weight-complex="normal"/>
    </style:style>
    <style:style style:name="T27" style:family="text">
      <style:text-properties style:text-position="0% 100%" style:text-underline-style="none" fo:font-weight="normal" officeooo:rsid="0030d98b" style:font-weight-asian="normal" style:font-weight-complex="normal"/>
    </style:style>
    <style:style style:name="T28" style:family="text">
      <style:text-properties style:text-position="0% 100%" style:text-underline-style="none" officeooo:rsid="00227a82"/>
    </style:style>
    <style:style style:name="T29" style:family="text">
      <style:text-properties style:text-position="0% 100%" style:text-underline-style="none" officeooo:rsid="0033f0a2"/>
    </style:style>
    <style:style style:name="T30" style:family="text">
      <style:text-properties style:text-position="0% 100%" style:text-underline-style="none" officeooo:rsid="00340dac"/>
    </style:style>
    <style:style style:name="T31" style:family="text">
      <style:text-properties style:text-position="0% 100%" style:text-underline-style="none" officeooo:rsid="003449d9"/>
    </style:style>
    <style:style style:name="T32" style:family="text">
      <style:text-properties style:text-position="0% 100%" style:text-underline-style="none" officeooo:rsid="00367bcf"/>
    </style:style>
    <style:style style:name="T33" style:family="text">
      <style:text-properties style:text-position="0% 100%" style:text-underline-style="none" officeooo:rsid="00372b74"/>
    </style:style>
    <style:style style:name="T34" style:family="text">
      <style:text-properties style:text-position="0% 100%" style:text-underline-style="none" officeooo:rsid="00372ed5"/>
    </style:style>
    <style:style style:name="T35" style:family="text">
      <style:text-properties style:text-position="0% 100%" fo:font-weight="bold" officeooo:rsid="00094c04" style:font-weight-asian="bold" style:font-weight-complex="bold"/>
    </style:style>
    <style:style style:name="T36" style:family="text">
      <style:text-properties style:text-position="0% 100%" fo:font-weight="bold" officeooo:rsid="0016ddbd" style:font-weight-asian="bold" style:font-weight-complex="bold"/>
    </style:style>
    <style:style style:name="T37" style:family="text">
      <style:text-properties style:text-position="0% 100%" officeooo:rsid="0016ddbd"/>
    </style:style>
    <style:style style:name="T38" style:family="text">
      <style:text-properties style:text-position="0% 100%" fo:font-style="italic" officeooo:rsid="0016ddbd" style:font-style-asian="italic" style:font-style-complex="italic"/>
    </style:style>
    <style:style style:name="T39" style:family="text">
      <style:text-properties style:text-position="0% 100%" fo:font-style="italic" officeooo:rsid="004abc9b" style:font-style-asian="italic" style:font-style-complex="italic"/>
    </style:style>
    <style:style style:name="T40" style:family="text">
      <style:text-properties style:text-position="0% 100%" fo:font-style="italic" style:text-underline-style="none" officeooo:rsid="00187b27" style:font-style-asian="italic" style:font-style-complex="italic"/>
    </style:style>
    <style:style style:name="T41" style:family="text">
      <style:text-properties style:text-position="0% 100%" fo:font-style="italic" style:text-underline-style="none" officeooo:rsid="004c4518" style:font-style-asian="italic" style:font-style-complex="italic"/>
    </style:style>
    <style:style style:name="T42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43" style:family="text">
      <style:text-properties style:text-position="0% 100%" fo:font-style="italic" style:text-underline-style="none" fo:font-weight="normal" officeooo:rsid="00187b27" style:font-style-asian="italic" style:font-weight-asian="normal" style:font-style-complex="italic" style:font-weight-complex="normal"/>
    </style:style>
    <style:style style:name="T44" style:family="text">
      <style:text-properties style:text-position="0% 100%" fo:font-style="italic" style:text-underline-style="none" fo:font-weight="normal" officeooo:rsid="001b904c" style:font-style-asian="italic" style:font-weight-asian="normal" style:font-style-complex="italic" style:font-weight-complex="normal"/>
    </style:style>
    <style:style style:name="T45" style:family="text">
      <style:text-properties style:text-position="0% 100%" fo:font-style="italic" style:text-underline-style="none" fo:font-weight="normal" officeooo:rsid="00072f6f" style:font-style-asian="italic" style:font-weight-asian="normal" style:font-style-complex="italic" style:font-weight-complex="normal"/>
    </style:style>
    <style:style style:name="T46" style:family="text">
      <style:text-properties style:text-position="0% 100%" fo:font-style="italic" style:text-underline-style="none" fo:font-weight="normal" officeooo:rsid="00240378" style:font-style-asian="italic" style:font-weight-asian="normal" style:font-style-complex="italic" style:font-weight-complex="normal"/>
    </style:style>
    <style:style style:name="T47" style:family="text">
      <style:text-properties style:text-position="0% 100%" fo:font-style="italic" style:text-underline-style="none" fo:font-weight="bold" officeooo:rsid="001b904c" style:font-style-asian="italic" style:font-weight-asian="bold" style:font-style-complex="italic" style:font-weight-complex="bold"/>
    </style:style>
    <style:style style:name="T48" style:family="text">
      <style:text-properties style:text-position="0% 100%" fo:font-style="italic" fo:font-weight="bold" officeooo:rsid="0016ddbd" style:font-style-asian="italic" style:font-weight-asian="bold" style:font-style-complex="italic" style:font-weight-complex="bold"/>
    </style:style>
    <style:style style:name="T49" style:family="text">
      <style:text-properties style:text-position="0% 100%" fo:font-style="normal" officeooo:rsid="0016ddbd" style:font-style-asian="normal" style:font-style-complex="normal"/>
    </style:style>
    <style:style style:name="T50" style:family="text">
      <style:text-properties style:text-position="0% 100%" fo:font-style="normal" officeooo:rsid="00170777" style:font-style-asian="normal" style:font-style-complex="normal"/>
    </style:style>
    <style:style style:name="T51" style:family="text">
      <style:text-properties style:text-position="0% 100%" fo:font-style="normal" officeooo:rsid="00215b79" style:font-style-asian="normal" style:font-style-complex="normal"/>
    </style:style>
    <style:style style:name="T52" style:family="text">
      <style:text-properties style:text-position="0% 100%" fo:font-style="normal" style:text-underline-style="solid" style:text-underline-width="auto" style:text-underline-color="font-color" fo:font-weight="normal" officeooo:rsid="00187b27" style:font-style-asian="normal" style:font-weight-asian="normal" style:font-style-complex="normal" style:font-weight-complex="normal"/>
    </style:style>
    <style:style style:name="T53" style:family="text">
      <style:text-properties style:text-position="0% 100%" fo:font-style="normal" style:text-underline-style="solid" style:text-underline-width="auto" style:text-underline-color="font-color" fo:font-weight="normal" officeooo:rsid="00072f6f" style:font-style-asian="normal" style:font-weight-asian="normal" style:font-style-complex="normal" style:font-weight-complex="normal"/>
    </style:style>
    <style:style style:name="T54" style:family="text">
      <style:text-properties style:text-position="0% 100%" fo:font-style="normal" style:text-underline-style="solid" style:text-underline-width="auto" style:text-underline-color="font-color" fo:font-weight="normal" officeooo:rsid="00240378" style:font-style-asian="normal" style:font-weight-asian="normal" style:font-style-complex="normal" style:font-weight-complex="normal"/>
    </style:style>
    <style:style style:name="T55" style:family="text">
      <style:text-properties style:text-position="0% 100%" fo:font-style="normal" style:text-underline-style="none" officeooo:rsid="00187b27" style:font-style-asian="normal" style:font-style-complex="normal"/>
    </style:style>
    <style:style style:name="T56" style:family="text">
      <style:text-properties style:text-position="0% 100%" fo:font-style="normal" style:text-underline-style="none" officeooo:rsid="004c4518" style:font-style-asian="normal" style:font-style-complex="normal"/>
    </style:style>
    <style:style style:name="T57" style:family="text">
      <style:text-properties style:text-position="0% 100%" fo:font-style="normal" style:text-underline-style="none" fo:font-weight="bold" officeooo:rsid="00187b27" style:font-style-asian="normal" style:font-weight-asian="bold" style:font-style-complex="normal" style:font-weight-complex="bold"/>
    </style:style>
    <style:style style:name="T58" style:family="text">
      <style:text-properties style:text-position="0% 100%" fo:font-style="normal" style:text-underline-style="none" fo:font-weight="bold" officeooo:rsid="00240378" style:font-style-asian="normal" style:font-weight-asian="bold" style:font-style-complex="normal" style:font-weight-complex="bold"/>
    </style:style>
    <style:style style:name="T59" style:family="text">
      <style:text-properties style:text-position="0% 100%" fo:font-style="normal" style:text-underline-style="none" fo:font-weight="normal" officeooo:rsid="00187b27" style:font-style-asian="normal" style:font-weight-asian="normal" style:font-style-complex="normal" style:font-weight-complex="normal"/>
    </style:style>
    <style:style style:name="T60" style:family="text">
      <style:text-properties style:text-position="0% 100%" fo:font-style="normal" style:text-underline-style="none" fo:font-weight="normal" officeooo:rsid="00072f6f" style:font-style-asian="normal" style:font-weight-asian="normal" style:font-style-complex="normal" style:font-weight-complex="normal"/>
    </style:style>
    <style:style style:name="T61" style:family="text">
      <style:text-properties style:text-position="0% 100%" fo:font-style="normal" style:text-underline-style="none" fo:font-weight="normal" officeooo:rsid="00094c04" style:font-style-asian="normal" style:font-weight-asian="normal" style:font-style-complex="normal" style:font-weight-complex="normal"/>
    </style:style>
    <style:style style:name="T62" style:family="text">
      <style:text-properties style:text-position="0% 100%" fo:font-style="normal" style:text-underline-style="none" fo:font-weight="normal" officeooo:rsid="001b904c" style:font-style-asian="normal" style:font-weight-asian="normal" style:font-style-complex="normal" style:font-weight-complex="normal"/>
    </style:style>
    <style:style style:name="T63" style:family="text">
      <style:text-properties style:text-position="0% 100%" fo:font-style="normal" style:text-underline-style="none" fo:font-weight="normal" officeooo:rsid="002b0ae4" style:font-style-asian="normal" style:font-weight-asian="normal" style:font-style-complex="normal" style:font-weight-complex="normal"/>
    </style:style>
    <style:style style:name="T64" style:family="text">
      <style:text-properties style:text-position="0% 100%" fo:font-style="normal" style:text-underline-style="none" fo:font-weight="normal" officeooo:rsid="002330c1" style:font-style-asian="normal" style:font-weight-asian="normal" style:font-style-complex="normal" style:font-weight-complex="normal"/>
    </style:style>
    <style:style style:name="T65" style:family="text">
      <style:text-properties style:text-position="0% 100%" fo:font-style="normal" style:text-underline-style="none" fo:font-weight="normal" officeooo:rsid="00240378" style:font-style-asian="normal" style:font-weight-asian="normal" style:font-style-complex="normal" style:font-weight-complex="normal"/>
    </style:style>
    <style:style style:name="T66" style:family="text">
      <style:text-properties style:text-position="0% 100%" officeooo:rsid="001dbf24"/>
    </style:style>
    <style:style style:name="T67" style:family="text">
      <style:text-properties style:text-position="0% 100%" style:font-name="Liberation Mono" fo:font-size="11pt" fo:font-style="normal" style:text-underline-style="none" fo:font-weight="normal" officeooo:rsid="002b0ae4" style:font-size-asian="11pt" style:font-style-asian="normal" style:font-weight-asian="normal" style:font-style-complex="normal" style:font-weight-complex="normal"/>
    </style:style>
    <style:style style:name="T68" style:family="text">
      <style:text-properties style:text-position="0% 100%" style:font-name="Liberation Mono" fo:font-size="11pt" fo:font-style="normal" style:text-underline-style="none" fo:font-weight="normal" officeooo:rsid="002b1a33" style:font-size-asian="11pt" style:font-style-asian="normal" style:font-weight-asian="normal" style:font-style-complex="normal" style:font-weight-complex="normal"/>
    </style:style>
    <style:style style:name="T69" style:family="text">
      <style:text-properties style:text-position="0% 100%" style:font-name="Liberation Mono" fo:font-size="11pt" fo:font-style="normal" style:text-underline-style="none" fo:font-weight="normal" officeooo:rsid="002b56b0" style:font-size-asian="11pt" style:font-style-asian="normal" style:font-weight-asian="normal" style:font-style-complex="normal" style:font-weight-complex="normal"/>
    </style:style>
    <style:style style:name="T70" style:family="text">
      <style:text-properties style:text-position="0% 100%" style:font-name="Liberation Mono" fo:font-size="11pt" fo:font-style="normal" style:text-underline-style="none" fo:font-weight="normal" officeooo:rsid="002ccd77" style:font-size-asian="11pt" style:font-style-asian="normal" style:font-weight-asian="normal" style:font-style-complex="normal" style:font-weight-complex="normal"/>
    </style:style>
    <style:style style:name="T71" style:family="text">
      <style:text-properties style:text-position="0% 100%" style:font-name="Liberation Mono" fo:font-size="11pt" fo:font-style="normal" style:text-underline-style="none" fo:font-weight="normal" officeooo:rsid="002d5802" style:font-size-asian="11pt" style:font-style-asian="normal" style:font-weight-asian="normal" style:font-style-complex="normal" style:font-weight-complex="normal"/>
    </style:style>
    <style:style style:name="T72" style:family="text">
      <style:text-properties style:text-position="0% 100%" style:font-name="Liberation Mono" fo:font-size="11pt" fo:font-style="normal" style:text-underline-style="none" fo:font-weight="bold" officeooo:rsid="002d5802" style:font-size-asian="11pt" style:font-style-asian="normal" style:font-weight-asian="bold" style:font-style-complex="normal" style:font-weight-complex="bold"/>
    </style:style>
    <style:style style:name="T73" style:family="text">
      <style:text-properties style:text-position="0% 100%" style:font-name="Liberation Mono" fo:font-size="11pt" fo:font-style="italic" style:text-underline-style="none" fo:font-weight="normal" officeooo:rsid="002ccd77" style:font-size-asian="11pt" style:font-style-asian="italic" style:font-weight-asian="normal" style:font-style-complex="italic" style:font-weight-complex="normal"/>
    </style:style>
    <style:style style:name="T74" style:family="text">
      <style:text-properties style:text-position="0% 100%" style:font-name="Liberation Mono" fo:font-size="11pt" fo:font-style="italic" style:text-underline-style="none" fo:font-weight="normal" officeooo:rsid="002d5802" style:font-size-asian="11pt" style:font-style-asian="italic" style:font-weight-asian="normal" style:font-style-complex="italic" style:font-weight-complex="normal"/>
    </style:style>
    <style:style style:name="T75" style:family="text">
      <style:text-properties style:text-position="0% 100%" officeooo:rsid="004abc9b"/>
    </style:style>
    <style:style style:name="T76" style:family="text">
      <style:text-properties style:text-position="0% 100%" style:font-name="Liberation Serif1" fo:font-style="italic" style:text-underline-style="none" officeooo:rsid="004c4518" style:font-name-asian="Liberation Serif1" style:font-style-asian="italic" style:font-name-complex="Liberation Serif1" style:font-style-complex="italic"/>
    </style:style>
    <style:style style:name="T77" style:family="text">
      <style:text-properties style:text-position="0% 100%" style:font-name="Liberation Serif1" fo:font-style="normal" style:text-underline-style="none" officeooo:rsid="004c4518" style:font-name-asian="Liberation Serif1" style:font-style-asian="normal" style:font-name-complex="Liberation Serif1" style:font-style-complex="normal"/>
    </style:style>
    <style:style style:name="T78" style:family="text">
      <style:text-properties style:text-position="0% 100%" style:font-name="Liberation Serif1" fo:font-style="normal" style:text-underline-style="none" officeooo:rsid="004f7633" style:font-name-asian="Liberation Serif1" style:font-style-asian="normal" style:font-name-complex="Liberation Serif1" style:font-style-complex="normal"/>
    </style:style>
    <style:style style:name="T79" style:family="text">
      <style:text-properties style:text-position="0% 100%" style:font-name="Liberation Serif1" fo:font-style="normal" style:text-underline-style="none" officeooo:rsid="0050d9e9" style:font-name-asian="Liberation Serif1" style:font-style-asian="normal" style:font-name-complex="Liberation Serif1" style:font-style-complex="normal"/>
    </style:style>
    <style:style style:name="T80" style:family="text">
      <style:text-properties style:text-position="0% 100%" style:font-name="Liberation Serif1" fo:font-style="normal" style:text-underline-style="none" officeooo:rsid="00550070" style:font-name-asian="Liberation Serif1" style:font-style-asian="normal" style:font-name-complex="Liberation Serif1" style:font-style-complex="normal"/>
    </style:style>
    <style:style style:name="T81" style:family="text">
      <style:text-properties style:text-position="0% 100%" style:font-name="Liberation Serif1" fo:font-style="normal" style:text-underline-style="none" officeooo:rsid="0055af08" style:font-name-asian="Liberation Serif1" style:font-style-asian="normal" style:font-name-complex="Liberation Serif1" style:font-style-complex="normal"/>
    </style:style>
    <style:style style:name="T82" style:family="text">
      <style:text-properties style:text-position="0% 100%" style:font-name="Liberation Serif1" fo:font-style="normal" style:text-underline-style="none" officeooo:rsid="00566b59" style:font-name-asian="Liberation Serif1" style:font-style-asian="normal" style:font-name-complex="Liberation Serif1" style:font-style-complex="normal"/>
    </style:style>
    <style:style style:name="T83" style:family="text">
      <style:text-properties style:text-position="0% 100%" style:font-name="Liberation Serif1" fo:font-style="normal" style:text-underline-style="none" officeooo:rsid="0058fd0c" style:font-name-asian="Liberation Serif1" style:font-style-asian="normal" style:font-name-complex="Liberation Serif1" style:font-style-complex="normal"/>
    </style:style>
    <style:style style:name="T84" style:family="text">
      <style:text-properties style:text-position="0% 100%" style:font-name="Liberation Serif1" fo:font-style="normal" style:text-underline-style="none" officeooo:rsid="0059dd87" style:font-name-asian="Liberation Serif1" style:font-style-asian="normal" style:font-name-complex="Liberation Serif1" style:font-style-complex="normal"/>
    </style:style>
    <style:style style:name="T85" style:family="text">
      <style:text-properties style:text-position="0% 100%" style:font-name="Liberation Serif1" fo:font-style="normal" style:text-underline-style="none" officeooo:rsid="005cf6fe" style:font-name-asian="Liberation Serif1" style:font-style-asian="normal" style:font-name-complex="Liberation Serif1" style:font-style-complex="normal"/>
    </style:style>
    <style:style style:name="T86" style:family="text">
      <style:text-properties officeooo:rsid="000b1160"/>
    </style:style>
    <style:style style:name="T87" style:family="text">
      <style:text-properties style:text-position="super 58%" officeooo:rsid="000b1160"/>
    </style:style>
    <style:style style:name="T88" style:family="text">
      <style:text-properties style:text-position="super 58%" fo:font-style="italic" style:text-underline-style="none" fo:font-weight="normal" officeooo:rsid="00240378" style:font-style-asian="italic" style:font-weight-asian="normal" style:font-style-complex="italic" style:font-weight-complex="normal"/>
    </style:style>
    <style:style style:name="T89" style:family="text">
      <style:text-properties style:text-position="super 58%" fo:font-style="italic" officeooo:rsid="004abc9b" style:font-style-asian="italic" style:font-style-complex="italic"/>
    </style:style>
    <style:style style:name="T90" style:family="text">
      <style:text-properties style:text-position="super 58%" officeooo:rsid="004abc9b"/>
    </style:style>
    <style:style style:name="T9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2" style:family="text">
      <style:text-properties style:text-underline-style="solid" style:text-underline-width="auto" style:text-underline-color="font-color" fo:font-weight="normal" officeooo:rsid="00386952" style:font-weight-asian="normal" style:font-weight-complex="normal"/>
    </style:style>
    <style:style style:name="T93" style:family="text">
      <style:text-properties style:text-underline-style="solid" style:text-underline-width="auto" style:text-underline-color="font-color" officeooo:rsid="00163ef3"/>
    </style:style>
    <style:style style:name="T94" style:family="text">
      <style:text-properties style:text-underline-style="solid" style:text-underline-width="auto" style:text-underline-color="font-color" officeooo:rsid="00390706"/>
    </style:style>
    <style:style style:name="T95" style:family="text">
      <style:text-properties style:text-underline-style="solid" style:text-underline-width="auto" style:text-underline-color="font-color" officeooo:rsid="003a9246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106813" style:font-weight-asian="normal" style:font-weight-complex="normal"/>
    </style:style>
    <style:style style:name="T98" style:family="text">
      <style:text-properties officeooo:rsid="0011892b"/>
    </style:style>
    <style:style style:name="T99" style:family="text">
      <style:text-properties officeooo:rsid="001568d6"/>
    </style:style>
    <style:style style:name="T100" style:family="text">
      <style:text-properties style:text-underline-style="none"/>
    </style:style>
    <style:style style:name="T101" style:family="text">
      <style:text-properties style:text-underline-style="none" officeooo:rsid="00163ef3"/>
    </style:style>
    <style:style style:name="T102" style:family="text">
      <style:text-properties style:text-underline-style="none" fo:font-weight="normal" style:font-weight-asian="normal" style:font-weight-complex="normal"/>
    </style:style>
    <style:style style:name="T103" style:family="text">
      <style:text-properties style:text-underline-style="none" fo:font-weight="normal" officeooo:rsid="00386952" style:font-weight-asian="normal" style:font-weight-complex="normal"/>
    </style:style>
    <style:style style:name="T104" style:family="text">
      <style:text-properties style:text-underline-style="none" officeooo:rsid="003a9246"/>
    </style:style>
    <style:style style:name="T105" style:family="text">
      <style:text-properties style:text-underline-style="none" officeooo:rsid="00463446"/>
    </style:style>
    <style:style style:name="T106" style:family="text">
      <style:text-properties style:text-underline-style="none" officeooo:rsid="0047ebc7"/>
    </style:style>
    <style:style style:name="T107" style:family="text">
      <style:text-properties style:text-underline-style="none" officeooo:rsid="004cfb50"/>
    </style:style>
    <style:style style:name="T108" style:family="text">
      <style:text-properties style:text-underline-style="none" officeooo:rsid="005d0799"/>
    </style:style>
    <style:style style:name="T109" style:family="text">
      <style:text-properties officeooo:rsid="00200617"/>
    </style:style>
    <style:style style:name="T110" style:family="text">
      <style:text-properties officeooo:rsid="00163ef3"/>
    </style:style>
    <style:style style:name="T111" style:family="text">
      <style:text-properties fo:font-style="italic" style:text-underline-style="none" style:font-style-asian="italic" style:font-style-complex="italic"/>
    </style:style>
    <style:style style:name="T1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3" style:family="text">
      <style:text-properties fo:font-style="italic" officeooo:rsid="00496e67" style:font-style-asian="italic" style:font-style-complex="italic"/>
    </style:style>
    <style:style style:name="T114" style:family="text">
      <style:text-properties fo:font-style="italic" officeooo:rsid="004abc9b" style:font-style-asian="italic" style:font-style-complex="italic"/>
    </style:style>
    <style:style style:name="T115" style:family="text">
      <style:text-properties fo:font-style="normal" style:text-underline-style="none" style:font-style-asian="normal" style:font-style-complex="normal"/>
    </style:style>
    <style:style style:name="T11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8" style:family="text">
      <style:text-properties officeooo:rsid="00367bcf"/>
    </style:style>
    <style:style style:name="T119" style:family="text">
      <style:text-properties officeooo:rsid="00390706"/>
    </style:style>
    <style:style style:name="T120" style:family="text">
      <style:text-properties officeooo:rsid="00395118"/>
    </style:style>
    <style:style style:name="T121" style:family="text">
      <style:text-properties officeooo:rsid="003a9246"/>
    </style:style>
    <style:style style:name="T122" style:family="text">
      <style:text-properties officeooo:rsid="003cda31"/>
    </style:style>
    <style:style style:name="T123" style:family="text">
      <style:text-properties officeooo:rsid="003dbc46"/>
    </style:style>
    <style:style style:name="T124" style:family="text">
      <style:text-properties officeooo:rsid="004968b9"/>
    </style:style>
    <style:style style:name="T125" style:family="text">
      <style:text-properties officeooo:rsid="00496e67"/>
    </style:style>
    <style:style style:name="T126" style:family="text">
      <style:text-properties officeooo:rsid="0050d9e9"/>
    </style:style>
    <style:style style:name="T127" style:family="text">
      <style:text-properties officeooo:rsid="005e3b3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>Θεωρία Πληροφοριών και κωδίκων-Εργασία Notes</text:h>
      <text:p text:style-name="P1">Εκφώνηση εργασίας</text:p>
      <text:p text:style-name="P35">Να γράψετε ένα πρόγραμμα το οποίο θα υλοποιεί γραμμικούς κώδικες. Ο χρήστης θα δίνει τον πίνακα P και στη συνέχεια, το πρόγραμμα θα δημιουργεί τους πίνακες G και Η. Στην συνέχεια, αν ο χρήστης το επιθυμεί, θα εμφανίζει όλες τις λέξεις του κώδικα<text:span text:style-name="T109">(</text:span><text:a xlink:type="simple" xlink:href="#codewords" text:style-name="Internet_20_link" text:visited-style-name="Visited_20_Internet_20_Link"><text:span text:style-name="T109">codewords</text:span></text:a><text:span text:style-name="T109">???)</text:span>. Το πρόγραμμα θα ζητάει από το χρήστη μία λέξη<text:span text:style-name="T109">(</text:span><text:a xlink:type="simple" xlink:href="#information bits" text:style-name="Internet_20_link" text:visited-style-name="Visited_20_Internet_20_Link"><text:span text:style-name="T109">information bits</text:span></text:a><text:span text:style-name="T109">???)</text:span> προς κωδικοποίηση και μία λέξη προς αποκωδικοποίηση, οπότε θα κάνει και τις αντίστοιχες διαδικασίες.</text:p>
      <text:p text:style-name="P2">Διάφοροι Όροι</text:p>
      <text:p text:style-name="P34"><text:span text:style-name="T91">G</text:span>: <text:tab/>Generat<text:span text:style-name="T98">or</text:span> matrix <text:span text:style-name="T99">with standard form</text:span> <text:span text:style-name="Footnote_20_Symbol"><text:span text:style-name="T3">G = (</text:span></text:span><text:span text:style-name="Footnote_20_Symbol"><text:span text:style-name="T2">I</text:span></text:span><text:span text:style-name="Footnote_20_anchor"><text:span text:style-name="T5">k </text:span></text:span><text:span text:style-name="Footnote_20_anchor"><text:span text:style-name="T14">| </text:span></text:span><text:span text:style-name="Footnote_20_anchor"><text:span text:style-name="T35">A</text:span></text:span><text:span text:style-name="Footnote_20_anchor"><text:span text:style-name="T14">)-</text:span></text:span><text:span text:style-name="Footnote_20_anchor"><text:span text:style-name="T66">block matrix</text:span></text:span><text:span text:style-name="Footnote_20_anchor"><text:span text:style-name="T14">. </text:span></text:span><text:span text:style-name="Footnote_20_anchor"><text:span text:style-name="T17">Its rows form a basis for a linear code. The codewords are all of the </text:span></text:span><text:span text:style-name="Footnote_20_anchor"><text:span text:style-name="T21">linear combinations <text:s/></text:span></text:span><text:span text:style-name="Footnote_20_anchor"><text:span text:style-name="T17">of the rows of this matrix(=row space of the matrix). <text:line-break/><text:tab/></text:span></text:span><text:span text:style-name="Footnote_20_anchor"><text:span text:style-name="T37">G can generate </text:span></text:span><text:span text:style-name="Footnote_20_anchor"><text:span text:style-name="T36">codewords</text:span></text:span><text:span text:style-name="Footnote_20_anchor"><text:span text:style-name="T37">. <text:line-break/><text:tab/>A generator matrix for a linear [n,k,d]</text:span></text:span><text:span text:style-name="Footnote_20_anchor"><text:span text:style-name="T6">q</text:span></text:span><text:span text:style-name="Footnote_20_anchor"><text:span text:style-name="T37"> code has format </text:span></text:span><text:span text:style-name="Footnote_20_anchor"><text:span text:style-name="T38">k </text:span></text:span><text:span text:style-name="Footnote_20_anchor"><text:span text:style-name="T49">x</text:span></text:span><text:span text:style-name="Footnote_20_anchor"><text:span text:style-name="T38"> </text:span></text:span><text:span text:style-name="Footnote_20_anchor"><text:span text:style-name="T49">n, where</text:span></text:span><text:span text:style-name="Footnote_20_anchor"><text:span text:style-name="T38"> </text:span></text:span><text:span text:style-name="Footnote_20_anchor"><text:span text:style-name="T48">n</text:span></text:span><text:span text:style-name="Footnote_20_anchor"><text:span text:style-name="T38"> </text:span></text:span><text:span text:style-name="Footnote_20_anchor"><text:span text:style-name="T49">is the length of a codeword, </text:span></text:span><text:span text:style-name="Footnote_20_anchor"><text:span text:style-name="T48">k</text:span></text:span><text:span text:style-name="Footnote_20_anchor"><text:span text:style-name="T38"> </text:span></text:span><text:span text:style-name="Footnote_20_anchor"><text:span text:style-name="T49">is the number </text:span></text:span><text:span text:style-name="Footnote_20_anchor"><text:span text:style-name="T51">o</text:span></text:span><text:span text:style-name="Footnote_20_anchor"><text:span text:style-name="T49">f <text:s/></text:span></text:span><text:bookmark-start text:name="information bits"/><text:span text:style-name="Footnote_20_anchor"><text:span text:style-name="T49">information bits</text:span></text:span><text:bookmark-end text:name="information bits"/><text:span text:style-name="Footnote_20_anchor"><text:span text:style-name="T49"> (dimension of C as a vector subspace), </text:span></text:span><text:span text:style-name="Footnote_20_anchor"><text:span text:style-name="T48">d</text:span></text:span><text:span text:style-name="Footnote_20_anchor"><text:span text:style-name="T38"> </text:span></text:span><text:span text:style-name="Footnote_20_anchor"><text:span text:style-name="T49">is the minimum distance of the code </text:span></text:span><text:span text:style-name="Footnote_20_anchor"><text:span text:style-name="T50">and q is the number of symbols in the alphabet ( q = 2 if <text:s/>the code is binary,q = 3 if the code is ternary etc.).</text:span></text:span></text:p>
      <text:p text:style-name="P33"><text:span text:style-name="Footnote_20_anchor"><text:span text:style-name="T53">P</text:span></text:span><text:span text:style-name="Footnote_20_anchor"><text:span text:style-name="T60">: </text:span></text:span><text:span text:style-name="Footnote_20_anchor"><text:span text:style-name="T45">P </text:span></text:span><text:span text:style-name="Footnote_20_anchor"><text:span text:style-name="T60"><text:s/>= </text:span></text:span><text:span text:style-name="Footnote_20_anchor"><text:span text:style-name="T45">A</text:span></text:span><text:span text:style-name="Footnote_20_anchor"><text:span text:style-name="T60"> = </text:span></text:span><text:span text:style-name="Footnote_20_anchor"><text:span text:style-name="T45">k</text:span></text:span><text:span text:style-name="Footnote_20_anchor"><text:span text:style-name="T60"> x </text:span></text:span><text:span text:style-name="Footnote_20_anchor"><text:span text:style-name="T44">r</text:span></text:span><text:span text:style-name="Footnote_20_anchor"><text:span text:style-name="T60"> matrix</text:span></text:span><text:span text:style-name="Footnote_20_anchor"><text:span text:style-name="T61">, </text:span></text:span><text:span text:style-name="Footnote_20_anchor"><text:span text:style-name="T62">where </text:span></text:span><text:span text:style-name="Footnote_20_anchor"><text:span text:style-name="T44">r</text:span></text:span><text:span text:style-name="Footnote_20_anchor"><text:span text:style-name="T62"> = </text:span></text:span><text:span text:style-name="Footnote_20_anchor"><text:span text:style-name="T44">n</text:span></text:span><text:span text:style-name="Footnote_20_anchor"><text:span text:style-name="T62"> – </text:span></text:span><text:span text:style-name="Footnote_20_anchor"><text:span text:style-name="T44">k </text:span></text:span><text:span text:style-name="Footnote_20_anchor"><text:span text:style-name="T62">and </text:span></text:span><text:span text:style-name="Footnote_20_anchor"><text:span text:style-name="T47">r</text:span></text:span><text:span text:style-name="Footnote_20_anchor"><text:span text:style-name="T62"> symbolizes the redundant bits of the codeword.</text:span></text:span></text:p>
      <text:p text:style-name="P32"><text:span text:style-name="Footnote_20_anchor"><text:span text:style-name="T55">I</text:span></text:span><text:span text:style-name="Footnote_20_anchor"><text:span text:style-name="T7">k </text:span></text:span><text:span text:style-name="Footnote_20_anchor"><text:span text:style-name="T55">: The </text:span></text:span><text:span text:style-name="Footnote_20_anchor"><text:span text:style-name="T40">k </text:span></text:span><text:span text:style-name="Footnote_20_anchor"><text:span text:style-name="T55">x </text:span></text:span><text:span text:style-name="Footnote_20_anchor"><text:span text:style-name="T40">k </text:span></text:span><text:span text:style-name="Footnote_20_anchor"><text:span text:style-name="T57">identity matrix</text:span></text:span><text:span text:style-name="Footnote_20_anchor"><text:span text:style-name="T59">.</text:span></text:span></text:p>
      <text:p text:style-name="P32"><text:span text:style-name="Footnote_20_anchor"><text:span text:style-name="T52">Identity matrix</text:span></text:span><text:span text:style-name="Footnote_20_anchor"><text:span text:style-name="T59"> : or unit matrix </text:span></text:span><text:span text:style-name="Footnote_20_anchor"><text:span text:style-name="T43">I</text:span></text:span><text:span text:style-name="Footnote_20_anchor"><text:span text:style-name="T9">n</text:span></text:span><text:span text:style-name="Footnote_20_anchor"><text:span text:style-name="T59"> of size </text:span></text:span><text:span text:style-name="Footnote_20_anchor"><text:span text:style-name="T43"><text:s/>n </text:span></text:span><text:span text:style-name="Footnote_20_anchor"><text:span text:style-name="T59">is the </text:span></text:span><text:span text:style-name="Footnote_20_anchor"><text:span text:style-name="T43">n </text:span></text:span><text:span text:style-name="Footnote_20_anchor"><text:span text:style-name="T59">x </text:span></text:span><text:span text:style-name="Footnote_20_anchor"><text:span text:style-name="T43">n </text:span></text:span><text:span text:style-name="Footnote_20_anchor"><text:span text:style-name="T59">square matrix with ones on the main diagonal and zeros elsewhere.</text:span></text:span></text:p>
      <text:p text:style-name="P10"><text:span text:style-name="Footnote_20_anchor"><text:span text:style-name="T18">Linear Combinations </text:span></text:span><text:span text:style-name="Footnote_20_anchor"><text:span text:style-name="T19">of the rows of the matrix example</text:span></text:span><text:span text:style-name="Footnote_20_anchor"><text:span text:style-name="T23">:</text:span></text:span><text:span text:style-name="Footnote_20_anchor"><text:span text:style-name="T24"> </text:span></text:span><text:span text:style-name="Footnote_20_anchor"><text:span text:style-name="T24"><draw:frame draw:style-name="fr1" draw:name="Object1" text:anchor-type="as-char" svg:y="-0.4047in" svg:width="3.6909in" svg:height="0.7374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9"><text:span text:style-name="T91">H</text:span>: Check matrix <text:span text:style-name="T99">(parity check matrix)</text:span>, <text:span text:style-name="T86">H = (-A</text:span><text:span text:style-name="T87">t </text:span><text:span text:style-name="T15">| I </text:span><text:span text:style-name="T4">n – k</text:span><text:span text:style-name="T15">) </text:span><text:span text:style-name="T16">.</text:span></text:p>
      <text:p text:style-name="P11"><text:bookmark-start text:name="codewords"/><text:span text:style-name="T93">Codewords</text:span><text:bookmark-end text:name="codewords"/><text:span text:style-name="T101">: Elements of standarized code or protocol. To generate the codewords of a code C, we need <text:s/>the generator matrix G and we use the follow</text:span><text:span text:style-name="T108">i</text:span><text:span text:style-name="T101">ng formula: </text:span><text:bookmark-start text:name="w=sG"/><text:span text:style-name="T101">w = s G</text:span><text:bookmark-end text:name="w=sG"/><text:span text:style-name="T101">, where w is a codeword of the linear code C and s is any vector. </text:span></text:p>
      <text:p text:style-name="P12"><text:span text:style-name="T110">Λ</text:span>έξη<text:span text:style-name="T100">: Κάθε πεπερασμένη ακολουθία </text:span><text:span text:style-name="T111">m </text:span><text:span text:style-name="T115">συμβόλων ενός </text:span><text:span text:style-name="T116">αλφαβήτου </text:span><text:span text:style-name="T112">S </text:span><text:span text:style-name="T117">ονομάζεται λέξη μήκους </text:span><text:span text:style-name="T112">m.</text:span></text:p>
      <text:p text:style-name="P36"><text:span text:style-name="T96">Αλφάβητο</text:span><text:span text:style-name="T102"> (S = {s</text:span><text:span text:style-name="T10">1</text:span><text:span text:style-name="T22">, s</text:span><text:span text:style-name="T10">2</text:span><text:span text:style-name="T22">, s</text:span><text:span text:style-name="T10">3</text:span><text:span text:style-name="T22">, …, s</text:span><text:span text:style-name="T10">n</text:span><text:span text:style-name="T22">}): Ονομάζεται κάθε πεπερασμένο σύνολο </text:span><text:span text:style-name="T42">n </text:span><text:span text:style-name="T22">συμβόλων.</text:span></text:p>
      <text:p text:style-name="P39"><text:span text:style-name="T54">Κώδικας</text:span><text:span text:style-name="T64">: </text:span><text:span text:style-name="T65">Κάθε δομή <text:s/></text:span><text:span text:style-name="T46">Κ = </text:span><text:span text:style-name="T65">( </text:span><text:span text:style-name="T46">S, C, f </text:span><text:span text:style-name="T65">) όπου </text:span><text:span text:style-name="T46">S = </text:span><text:span text:style-name="T65">{ s</text:span><text:span text:style-name="T8">1</text:span><text:span text:style-name="T65">, s</text:span><text:span text:style-name="T8">2</text:span><text:span text:style-name="T65">, ...,s</text:span><text:span text:style-name="T8">q</text:span><text:span text:style-name="T65">}, ένα σύνολο με <text:s/></text:span><text:span text:style-name="T46">q </text:span><text:span text:style-name="T65">σύμβολα, το αλφάβητο της </text:span><text:span text:style-name="T58"><text:s/></text:span><text:span text:style-name="T65">πληροφοριακής πηγής</text:span><text:span text:style-name="T58">,</text:span><text:span text:style-name="T65"> <text:s/></text:span><text:span text:style-name="T46">C = </text:span><text:span text:style-name="T65">{ c</text:span><text:span text:style-name="T8">1</text:span><text:span text:style-name="T65">, c</text:span><text:span text:style-name="T8">2</text:span><text:span text:style-name="T65">, ...,c</text:span><text:span text:style-name="T8">r</text:span><text:span text:style-name="T65">} ένα σύνολο με </text:span><text:span text:style-name="T46"><text:s/>r </text:span><text:span text:style-name="T65">σύμβολα που ονομάζεται αλφάβητο κωδικοποίησης και</text:span><text:span text:style-name="T88"><draw:frame draw:style-name="fr1" draw:name="Object2" text:anchor-type="as-char" svg:y="-0.172in" svg:width="0.7339in" svg:height="0.233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3">μία συνάρτηση του </text:span><text:span text:style-name="T67"><draw:frame draw:style-name="fr1" draw:name="Object3" text:anchor-type="as-char" svg:y="-0.172in" svg:width="0.261in" svg:height="0.232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8">στο </text:span><text:span text:style-name="T68"><draw:frame draw:style-name="fr1" draw:name="Object4" text:anchor-type="as-char" svg:y="-0.172in" svg:width="0.2571in" svg:height="0.233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8">, που απεικονίζει κάθε </text:span><text:soft-page-break/><text:span text:style-name="T69">ακολουθία</text:span><text:span text:style-name="T12"><draw:frame draw:style-name="fr1" draw:name="Object5" text:anchor-type="as-char" svg:y="-0.172in" svg:width="2.1728in" svg:height="0.24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70">, ένα μήνυμα συμβόλων του αλφαβήτου της πηγής </text:span><text:span text:style-name="T73">S </text:span><text:span text:style-name="T70">σε μία ακολουθία </text:span><text:span text:style-name="T70"><draw:frame draw:style-name="fr1" draw:name="Object6" text:anchor-type="as-char" svg:y="-0.172in" svg:width="2.1043in" svg:height="0.247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71">συμβόλων του </text:span><text:span text:style-name="T74"><text:s/>C </text:span><text:span text:style-name="T71">, που ονομάζεται </text:span><text:span text:style-name="T72">κωδική λέξη</text:span><text:span text:style-name="T71"> της αντίστοιχης πηγαίας λέξης </text:span><text:span text:style-name="T74">X</text:span><text:span text:style-name="T11">i</text:span><text:span text:style-name="T71">.</text:span></text:p>
      <text:p text:style-name="P38">Συγγράματα - Πηγές</text:p>
      <text:p text:style-name="P37"><text:span text:style-name="T25">–-Ε</text:span><text:span text:style-name="T22">δώ περιέχονται βασικές πληροφορίες για: κώδικες γενικά, γραμμικούς κώδικες κλπ. </text:span><text:span text:style-name="T26">Οι πληροφορίες βρέθηκαν:</text:span></text:p>
      <text:list xml:id="list1998796449261779664" text:style-name="L1">
        <text:list-item>
          <text:p text:style-name="P55"><text:a xlink:type="simple" xlink:href="https://en.wikipedia.org/wiki/Linear_code" text:style-name="Internet_20_link" text:visited-style-name="Visited_20_Internet_20_Link"><text:span text:style-name="T22">https://en.wikipedia.org/wiki/Linear_code</text:span></text:a></text:p>
        </text:list-item>
        <text:list-item>
          <text:p text:style-name="P55"><text:a xlink:type="simple" xlink:href="https://en.wikipedia.org/wiki/Generator_matrix" text:style-name="Internet_20_link" text:visited-style-name="Visited_20_Internet_20_Link"><text:span text:style-name="T22">https://en.wikipedia.org/wiki/Generator_matrix</text:span></text:a></text:p>
        </text:list-item>
        <text:list-item>
          <text:p text:style-name="P55"><text:span text:style-name="T22">Εισαγωγή στη </text:span><text:span text:style-name="T27">θεωρία πληροφοριών, κωδίκων και πληροφορίας: Κεφάλαια 4.2 &amp; 7.1</text:span></text:p>
        </text:list-item>
      </text:list>
      <text:p text:style-name="P41"/>
      <text:p text:style-name="P4">Στόχοι του προγράμματος</text:p>
      <text:list xml:id="list4468444196719940323" text:style-name="L2">
        <text:list-item>
          <text:p text:style-name="P44">Υλοποιεί γραμμικούς κώδικες<text:span text:style-name="T118">(θα ξεκινήσουμε με δυαδικούς, δλδ το αλφάβητο είναι τα 0 και 1)</text:span></text:p>
        </text:list-item>
        <text:list-item>
          <text:p text:style-name="P44">Εισαγωγή και αποθήκευση ( ? προσωρινή ή μόνιμη) του πίνακα P από το χρήστη</text:p>
        </text:list-item>
        <text:list-item>
          <text:p text:style-name="P44">Με βάση τον πίνακα P δημιουργεί πίνακες G και H</text:p>
        </text:list-item>
        <text:list-item>
          <text:p text:style-name="P44">Εμφανίζει όλα τα codewords <text:span text:style-name="T1">εφόσον </text:span><text:span text:style-name="T96">το επιλέξει ο χρήστης</text:span></text:p>
        </text:list-item>
        <text:list-item>
          <text:p text:style-name="P45">Εισαγωγή μηνύματος από χρήστη</text:p>
        </text:list-item>
        <text:list-item>
          <text:p text:style-name="P45">Κωδικοποίηση μηνύματος</text:p>
        </text:list-item>
        <text:list-item>
          <text:p text:style-name="P47"><text:span text:style-name="T96">Αποκωδικοποίηση μην</text:span><text:span text:style-name="T97">ύματος</text:span></text:p>
        </text:list-item>
      </text:list>
      <text:p text:style-name="P13"/>
      <text:p text:style-name="P3"><text:span text:style-name="T96">Περιγραφή </text:span><text:span text:style-name="T97">Π</text:span><text:span text:style-name="T96">ρογράμματος</text:span></text:p>
      <text:p text:style-name="P15">Το πρόγραμμα κατά τη συγγραφή αυτών των σημειώσεων είναι γραμμένο ως εξής:</text:p>
      <text:p text:style-name="P14"><text:span text:style-name="T91">Γλώσσα</text:span><text:span text:style-name="T96">: C# </text:span></text:p>
      <text:p text:style-name="P14"><text:span text:style-name="T91">Συστήματα</text:span><text:span text:style-name="T96">: MonoDevelop, Mono, Linux Debian, Nunit για τα τεστ</text:span></text:p>
      <text:p text:style-name="P16"><text:span text:style-name="T92">Αρχιτεκτονική</text:span><text:span text:style-name="T103">: </text:span></text:p>
      <text:list xml:id="list2178703169433123488" text:style-name="L3">
        <text:list-item>
          <text:p text:style-name="P46">1 Solution με όνομα LinearEncoderDecoder το οποίο περιέχει:</text:p>
        </text:list-item>
        <text:list-item>
          <text:p text:style-name="P46">2 Projects: το LinearEncoderDecoderLibrary το οποίο περιέχει τη λειτουργικότητα της εφαρμογής και το LinearEnDecTest το οποίο περιέχει ορισμένα πολύ βασικά tests , με κάθε project να περιέχει ορισμένες κλάσεις:</text:p>
        </text:list-item>
        <text:list-item>
          <text:p text:style-name="P46">Κλάσεις LinearEncoderDecoderLibrary:</text:p>
        </text:list-item>
      </text:list>
      <text:list xml:id="list4174575299682436364" text:style-name="L4">
        <text:list-item>
          <text:list>
            <text:list-item>
              <text:p text:style-name="P49"><text:soft-page-break/><text:span text:style-name="T91">MatrixCreator</text:span>: Δημιουργεί τα G και Η arrays-πίνακες με βάση τον πίνακα P.</text:p>
            </text:list-item>
            <text:list-item>
              <text:p text:style-name="P50"><text:span text:style-name="T94">Codeword Generator</text:span><text:span text:style-name="T119">: </text:span><text:s/><text:span text:style-name="T120">Δημιουργεί όλες τις πιθανές λέξεις του κώδικα (δυαδικού-αλφάβητο <text:s/>S={0,1}) με βάση το k το οποίο το μαθαίνουμε από τον πίνακα P. Στη συνέχεια δημιουργεί όλες τις πιθανές κωδικές λέξεις.με βάση τις λέξεις που δημιουργήθηκαν παραπάνω και την κλάση Encoder.</text:span></text:p>
            </text:list-item>
            <text:list-item>
              <text:p text:style-name="P50"><text:span text:style-name="T95">Encoder</text:span><text:span text:style-name="T104">: Κωδικοποιεί</text:span><text:span text:style-name="T121"> <text:s/></text:span></text:p>
            </text:list-item>
            <text:list-item>
              <text:p text:style-name="P51">HelperClass<text:span text:style-name="T100">:</text:span></text:p>
            </text:list-item>
            <text:list-item>
              <text:p text:style-name="P51">PropertyClass<text:span text:style-name="T100">:</text:span></text:p>
            </text:list-item>
            <text:list-item>
              <text:p text:style-name="P51">Decoder<text:span text:style-name="T100">:</text:span></text:p>
            </text:list-item>
            <text:list-item>
              <text:p text:style-name="P52">ErrorDetectorCorrector <text:span text:style-name="T100">:</text:span></text:p>
            </text:list-item>
          </text:list>
        </text:list-item>
      </text:list>
      <text:p text:style-name="P23"/>
      <text:p text:style-name="P8">Λειτουργίες που υλοποιεί το πρόγραμμα</text:p>
      <text:p text:style-name="P22">Στη συνέχεια ακολουθούν οι λειτουργίες (γραμμικών κωδίκων) που υλοποιεί το πρόγραμμα:</text:p>
      <text:p text:style-name="P42"><text:span text:style-name="Footnote_20_anchor"><text:span text:style-name="T20">Κωδικοποίηση</text:span></text:span></text:p>
      <text:p text:style-name="P30"><text:span text:style-name="Footnote_20_anchor"><text:span text:style-name="T28">Κωδικοποίηση: </text:span></text:span><text:span text:style-name="Footnote_20_anchor"><text:span text:style-name="T29">Υποθέτω πως στο κομμάτι της κωδικοποίησης, ο χρήστης δίνει στο πρόγραμμα ένα μήνυμα , το οποίο το πρόγραμμα κωδικοποιεί με βάση τον πίνακα Ρ που έχει δοθεί προηγουμένως. </text:span></text:span></text:p>
      <text:p text:style-name="P30"><text:span text:style-name="Footnote_20_anchor"><text:span text:style-name="T30">Το μήνυμα χωρίζεται σε τμήματα μήκους k (με βάση τον πίνακα P).</text:span></text:span></text:p>
      <text:p text:style-name="P24"><text:span text:style-name="Footnote_20_anchor"><text:span text:style-name="T31">Προστίθενται σε κάθε μήνυμα τα n-k ψηφία ελέγχου με βάση </text:span></text:span><text:span text:style-name="Footnote_20_anchor"><text:span text:style-name="T32">την εξίσωση </text:span></text:span><text:a xlink:type="simple" xlink:href="#w=sG" text:style-name="Internet_20_link" text:visited-style-name="Visited_20_Internet_20_Link"><text:span text:style-name="Footnote_20_anchor"><text:span text:style-name="T13">w=sG</text:span></text:span></text:a><text:span text:style-name="Footnote_20_anchor"><text:span text:style-name="T33">. Συνεπώς για να αποκτήσουμε κάθε κωδική λέξη, αρκεί να βάλουμε κάθε δυνατή τιμή στο s (κάθε τμήμα του τμήματος) και να πολ/με με το γεννήτορα πίνακα G.</text:span></text:span><text:span text:style-name="Footnote_20_anchor"><text:span text:style-name="T34"> Σε αυτήν την περίπτωση έχουμε έναν πολ/σμο ενός</text:span></text:span><text:span text:style-name="Footnote_20_anchor"><text:span text:style-name="T33"> </text:span></text:span></text:p>
      <text:p text:style-name="P17"/>
      <text:p text:style-name="P5">Αποκωδικοποίηση</text:p>
      <text:p text:style-name="P20"><text:span text:style-name="T124">Χρησιμοποιείται syndrome decoding.</text:span><text:line-break/>Η αποκωδικοποίηση υλοποιείται στην κλάση Decoder .</text:p>
      <text:p text:style-name="P21"><text:span text:style-name="T125">Πρώτ' απ' όλα</text:span> <text:span text:style-name="T125">εξετάζουμε αν η κωδική λέξη που δόθηκε είναι έγκυρη κωδική λέξη δλδ. αν </text:span><text:span text:style-name="T113">S</text:span><text:span text:style-name="T125"> = 0 (όπου </text:span><text:span text:style-name="T113">S </text:span><text:span text:style-name="T125">είναι το σύνδρομο σφάλματος για το οποίο ισχύει:</text:span></text:p>
      <text:p text:style-name="P21"><text:span text:style-name="T114">S = H * r</text:span><text:span text:style-name="T89">T <text:s/></text:span><text:span text:style-name="T39">= H * </text:span><text:span text:style-name="T75">(</text:span><text:span text:style-name="T39"> c + </text:span><text:span text:style-name="T75">e)</text:span><text:span text:style-name="T90">T </text:span><text:span text:style-name="T75"><text:s/>= </text:span><text:span text:style-name="T39">H * c</text:span><text:span text:style-name="T89">T </text:span><text:span text:style-name="T39"><text:s/>+ H * e</text:span><text:span text:style-name="T89">T </text:span><text:span text:style-name="T39"><text:s/>= H <text:s/>* e</text:span><text:span text:style-name="T89">T </text:span><text:span text:style-name="T75">, με <text:s/>r = c + e <text:s/>η αλλοιωμένη λέξη που λήφθηκε, c η κωδική λέξη που θα έπρεπε να ληφθεί αλλά αλλοιώθηκε λόγω θορύβου και e το διάνυσμα σφάλματος).</text:span></text:p>
      <text:p text:style-name="P27"><text:span text:style-name="T56">Στη συνέχεια εάν το σύνδρομο σφάλματος είναι 0 ( </text:span><text:span text:style-name="T41">S = 0</text:span><text:span text:style-name="T56">), το πρόγραμμα υπολογίζει το μήμυμα από το οποίο περιέχεται στην κωδική λέξη ή κωδικές λέξεις που λήφθηκαν.<text:line-break/>Εάν το σύνδρομο σφάλματος είναι διάφορο το 0 ( </text:span><text:span text:style-name="T41">S </text:span><text:span text:style-name="T76">≠ 0</text:span><text:span text:style-name="T77">) το πρόγραμμα </text:span><text:span text:style-name="T78">καλεί την </text:span><text:a xlink:type="simple" xlink:href="#ανίχνευση και επιδιόρθωση λάθους" text:style-name="Internet_20_link" text:visited-style-name="Visited_20_Internet_20_Link">ανίχνευση και </text:a><text:soft-page-break/><text:a xlink:type="simple" xlink:href="#ανίχνευση και επιδιόρθωση λάθους" text:style-name="Internet_20_link" text:visited-style-name="Visited_20_Internet_20_Link">επιδιόρθωση λάθους</text:a><text:span text:style-name="T77"> . </text:span><text:span text:style-name="T78">Ακολούθως λαμβάνει τη σωστή κωδική λέξη από την ανίχνευση και επιδιόρθωση λάθους και υπολογίζει </text:span><text:span text:style-name="T77">ο μήμυμα από το οποίο περιέχεται στην κωδική λέξη ή κωδικές λέξεις που λήφθηκαν.</text:span></text:p>
      <text:p text:style-name="P19"/>
      <text:p text:style-name="P6"><text:bookmark-start text:name="ανίχνευση και επιδιόρθωση λάθους"/>Ανίχνευση και επιδιόρθωση λάθους<text:bookmark-end text:name="ανίχνευση και επιδιόρθωση λάθους"/></text:p>
      <text:p text:style-name="P40">Το τμήμα αυτό <text:span text:style-name="T126">υλοποιείται από την κλάση</text:span> </text:p>
      <text:p text:style-name="P26"><text:span text:style-name="T105">Εκτός από το βιβλίο χρησιμοποιείται και </text:span><text:span text:style-name="T107">η wikipedia:</text:span><text:span text:style-name="T105"> </text:span><text:a xlink:type="simple" xlink:href="https://en.wikipedia.org/wiki/Decoding_methods#Syndrome_decoding" text:style-name="Internet_20_link" text:visited-style-name="Visited_20_Internet_20_Link"><text:span text:style-name="T106">https://en.wikipedia.org/wiki/Decoding_methods#Syndrome_decoding</text:span></text:a></text:p>
      <text:p text:style-name="P29"><text:span text:style-name="T79">Εδώ το πρόγραμμα υλοποιεί </text:span><text:span text:style-name="T80">τις λειτουργίες της ανίχνευσης και επιδιόρθωσης λάθους αλλά κυρίως της επιδιόρθωσης καθώς ένα κομμάτι της ανίχνευσης γίνεται στην αποκωδικοποίηση (έλεγχος για αν το S=0). <text:line-break/></text:span><text:span text:style-name="T84">Συγκεκριμένα</text:span><text:span text:style-name="T83"> τ</text:span><text:span text:style-name="T80">ο πρόγραμμα</text:span><text:span text:style-name="T81"> δημιουργεί πίνακα διανυσμάτων λάθους ο οποιός </text:span><text:span text:style-name="T82">αντιστοιχίζει σύνδρομα σφάλματος σε διανύσματα λάθους και </text:span><text:span text:style-name="T85">τον</text:span><text:span text:style-name="T81"> αποθηκεύε</text:span><text:span text:style-name="T85">ι</text:span><text:span text:style-name="T81"> στην propertyclass για τη διάρκεια ζωής του προγράμματος.<text:line-break/>Τέλος υπάρχει μία μέθοδος η οποία καλείται από την κλάση αποκωδικοποίησης όταν </text:span><text:span text:style-name="T77"><text:s/></text:span><text:span text:style-name="T76">S ≠ 0</text:span><text:span text:style-name="T80"> </text:span><text:span text:style-name="T81">που εφαρμόζει την εξής λειτουργία:</text:span><text:span text:style-name="T80"> </text:span><text:span text:style-name="T77">ανατρέχει στον πίνακα με τα πιθανά σύνδρομα σφάλματος που έχει υπολογίσει </text:span><text:span text:style-name="T81">προηγουμένως η κλάση</text:span><text:span text:style-name="T77"> και υπολογίζει με τον τύπο </text:span><text:span text:style-name="T76">c = r – S </text:span><text:span text:style-name="T77">την σωστή κωδική λέξη (αυτή που θα έπρεπε να έχει ληφθεί).</text:span></text:p>
      <text:p text:style-name="P28"/>
      <text:p text:style-name="P28"/>
      <text:p text:style-name="P7">PropertyClass – Static <text:span text:style-name="T123">VS</text:span> Singleton </text:p>
      <text:p text:style-name="P25">Πρώτο βήμα είναι η κατασκευή καλών unit tests. Τα test θα πρέπει να ελέγχουν κατά πόσο η propertyclass δουλεύει με τον τρόπο που θέλω(there can be only one (instance if the pArray property)):<text:line-break/></text:p>
      <text:p text:style-name="P25"><text:s/>Άρα πρέπει να βρω ποιος είναι ο τρόπος που θέλω.</text:p>
      <text:p text:style-name="P25">Στη συνέχεια κάνω την propertyclass static.</text:p>
      <text:p text:style-name="P18"><text:s/>Αν δεν μου αρέσει <text:span text:style-name="T122">o τρόπος που λειτουργεί</text:span> ή δεν λειτουργεί η υλοποίηση θα την κάνω singleton.</text:p>
      <text:p text:style-name="P31">Αποφάσισα υπέρ της static class γιατί η υλοποίηση αυτή είναι απλούστερη.</text:p>
      <text:p text:style-name="P31"/>
      <text:p text:style-name="P54">Tέλος, ούτως ή άλλως θα την κάνω thread safe:</text:p>
      <text:p text:style-name="P43">Thread Safety</text:p>
      <text:p text:style-name="P48">Όσον αφορά το Thread Safety: θα υπάρχει μία κλάση η οποία θα “δένει” το πρόγραμμα. Σε αυτήν την κλάση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 </meta:initial-creator>
    <meta:creation-date>2015-05-13T18:04:41.973254038</meta:creation-date>
    <dc:date>2015-07-26T23:52:54.926755369</dc:date>
    <meta:editing-duration>P2DT4H36M43S</meta:editing-duration>
    <meta:editing-cycles>73</meta:editing-cycles>
    <meta:generator>LibreOffice/4.3.3.2$Linux_X86_64 LibreOffice_project/430m0$Build-2</meta:generator>
    <dc:creator>sag </dc:creator>
    <meta:document-statistic meta:table-count="0" meta:image-count="0" meta:object-count="6" meta:page-count="4" meta:paragraph-count="66" meta:word-count="1166" meta:character-count="6954" meta:non-whitespace-character-count="5829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sub>
                    <mi>a</mi>
                    <mn>11</mn>
                  </msub>
                  <msub>
                    <mi>a</mi>
                    <mn>12</mn>
                  </msub>
                  <msub>
                    <mi>a</mi>
                    <mn>13</mn>
                  </msub>
                </mrow>
              </mtd>
            </mtr>
            <mtr>
              <mtd>
                <mrow>
                  <msub>
                    <mi>a</mi>
                    <mn>21</mn>
                  </msub>
                  <msub>
                    <mi>a</mi>
                    <mn>22</mn>
                  </msub>
                  <msub>
                    <mi>a</mi>
                    <mn>23</mn>
                  </msub>
                </mrow>
              </mtd>
            </mtr>
            <mtr>
              <mtd>
                <mrow>
                  <msub>
                    <mi>a</mi>
                    <mn>31</mn>
                  </msub>
                  <msub>
                    <mi>a</mi>
                    <mn>32</mn>
                  </msub>
                  <msub>
                    <mi>a</mi>
                    <mn>33</mn>
                  </msub>
                </mrow>
              </mtd>
            </mtr>
          </mtable>
        </mrow>
        <mo fence="true" stretchy="true">]</mo>
      </mrow>
      <mo stretchy="false">=</mo>
      <mrow>
        <mrow>
          <msub>
            <mi>a</mi>
            <mn>11</mn>
          </msub>
          <mo stretchy="false">×</mo>
          <msub>
            <mi>a</mi>
            <mn>12</mn>
          </msub>
          <mo stretchy="false">×</mo>
          <msub>
            <mi>a</mi>
            <mn>13</mn>
          </msub>
        </mrow>
        <mo stretchy="false">+</mo>
        <mrow>
          <msub>
            <mi>a</mi>
            <mn>21</mn>
          </msub>
          <mo stretchy="false">×</mo>
          <msub>
            <mi>a</mi>
            <mn>22</mn>
          </msub>
          <mo stretchy="false">×</mo>
          <msub>
            <mi>a</mi>
            <mn>23</mn>
          </msub>
        </mrow>
        <mo stretchy="false">+</mo>
        <mrow>
          <msub>
            <mi>a</mi>
            <mn>31</mn>
          </msub>
          <mo stretchy="false">×</mo>
          <msub>
            <mi>a</mi>
            <mn>32</mn>
          </msub>
          <mo stretchy="false">×</mo>
          <msub>
            <mi>a</mi>
            <mn>33</mn>
          </msub>
        </mrow>
      </mrow>
    </mrow>
    <annotation encoding="StarMath 5.0">
 left [matrix{a_11 a_12 a_13##a_21 a_22 a_23##a_31 a_32 a_33}right] =  a_11 times a_12 times a_13 + a_21 times a_22 times a_23 + a_31 times a_32 times a_33 
</annotation>
  </semantics>
</math>
</file>

<file path=Object 2/content.xml><?xml version="1.0" encoding="utf-8"?>
<math xmlns="http://www.w3.org/1998/Math/MathML" display="block">
  <semantics>
    <mrow>
      <mi>f</mi>
      <mi mathvariant="normal">:</mi>
      <mrow>
        <msubsup>
          <mi>S</mi>
          <mi>⁎</mi>
          <mi>m</mi>
        </msubsup>
        <mo stretchy="false">→</mo>
        <msubsup>
          <mi>C</mi>
          <mi>⁎</mi>
          <mi>n</mi>
        </msubsup>
      </mrow>
    </mrow>
    <annotation encoding="StarMath 5.0">f:S rsup m rsub ⁎toward C rsup n rsub ⁎</annotation>
  </semantics>
</math>
</file>

<file path=Object 3/content.xml><?xml version="1.0" encoding="utf-8"?>
<math xmlns="http://www.w3.org/1998/Math/MathML" display="block">
  <semantics>
    <msubsup>
      <mi>S</mi>
      <mi>⁎</mi>
      <mi>m</mi>
    </msubsup>
    <annotation encoding="StarMath 5.0">S rsup m rsub ⁎</annotation>
  </semantics>
</math>
</file>

<file path=Object 4/content.xml><?xml version="1.0" encoding="utf-8"?>
<math xmlns="http://www.w3.org/1998/Math/MathML" display="block">
  <semantics>
    <msubsup>
      <mi>C</mi>
      <mi>⁎</mi>
      <mi>n</mi>
    </msubsup>
    <annotation encoding="StarMath 5.0">C rsup n rsub ⁎</annotation>
  </semantics>
</math>
</file>

<file path=Object 5/content.xml><?xml version="1.0" encoding="utf-8"?>
<math xmlns="http://www.w3.org/1998/Math/MathML" display="block">
  <semantics>
    <mrow>
      <mrow>
        <msub>
          <mi>X</mi>
          <mi>i</mi>
        </msub>
        <mo stretchy="false">=</mo>
        <msub>
          <mi>s</mi>
          <msub>
            <mi>i</mi>
            <mn>1</mn>
          </msub>
        </msub>
      </mrow>
      <msub>
        <mi>s</mi>
        <msub>
          <mi>i</mi>
          <mn>2</mn>
        </msub>
      </msub>
      <mo stretchy="false">…</mo>
      <msub>
        <mi>s</mi>
        <msub>
          <mi>i</mi>
          <mi>k</mi>
        </msub>
      </msub>
      <mi>,</mi>
      <mrow>
        <msub>
          <mi>X</mi>
          <mi>i</mi>
        </msub>
        <mo stretchy="false">∈</mo>
        <msubsup>
          <mi>S</mi>
          <mi>⁎</mi>
          <mi>m</mi>
        </msubsup>
      </mrow>
      <mi>,</mi>
      <mrow>
        <mn>0</mn>
        <mo stretchy="false">⩽</mo>
        <mi>k</mi>
        <mo stretchy="false">⩽</mo>
        <mi>m</mi>
      </mrow>
    </mrow>
    <annotation encoding="StarMath 5.0">X rsub i = s rsub {i rsub 1} s rsub {i rsub 2} dotslow  s rsub {i rsub k}, X rsub i in S rsup m rsub ⁎, 0  leslant k leslant m</annotation>
  </semantics>
</math>
</file>

<file path=Object 6/content.xml><?xml version="1.0" encoding="utf-8"?>
<math xmlns="http://www.w3.org/1998/Math/MathML" display="block">
  <semantics>
    <mrow>
      <mrow>
        <msub>
          <mi>Υ</mi>
          <mi>i</mi>
        </msub>
        <mo stretchy="false">=</mo>
        <msub>
          <mi>c</mi>
          <msub>
            <mi>i</mi>
            <mn>1</mn>
          </msub>
        </msub>
      </mrow>
      <msub>
        <mi>c</mi>
        <msub>
          <mi>i</mi>
          <mn>2</mn>
        </msub>
      </msub>
      <mo stretchy="false">…</mo>
      <msub>
        <mi>c</mi>
        <msub>
          <mi>i</mi>
          <mi>n</mi>
        </msub>
      </msub>
      <mi>,</mi>
      <mrow>
        <msub>
          <mi>Y</mi>
          <mi>i</mi>
        </msub>
        <mo stretchy="false">∈</mo>
        <msubsup>
          <mi>C</mi>
          <mi>⁎</mi>
          <mi>n</mi>
        </msubsup>
      </mrow>
      <mi>,</mi>
      <mrow>
        <mn>0</mn>
        <mo stretchy="false">⩽</mo>
        <mi>i</mi>
        <mo stretchy="false">⩽</mo>
        <mi>n</mi>
      </mrow>
    </mrow>
    <annotation encoding="StarMath 5.0">Υ rsub i = c rsub {i rsub 1} c rsub {i rsub 2} dotslow  c rsub {i rsub n}, Y rsub i in C rsup n rsub ⁎, 0  leslant i leslant n</annotation>
  </semantics>
</math>
</file>